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0E0B2E03A26A7A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8cm, 3.808cm, 22.906cm, 12.38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786cm" svg:x="0.201cm" svg:y="0.101cm">
          <draw:image xlink:href="Pictures/10000000000005E8000007E090E0B2E03A26A7A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3:58.934037281</dc:date>
    <meta:editing-duration>PT3M41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